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32ce0" officeooo:paragraph-rsid="00032ce0"/>
    </style:style>
    <style:style style:name="P2" style:family="paragraph" style:parent-style-name="Text_20_body">
      <style:text-properties fo:color="#2a6099" loext:opacity="100%" fo:font-weight="bold" officeooo:rsid="00032ce0" officeooo:paragraph-rsid="00032ce0" style:font-weight-asian="bold" style:font-weight-complex="bold"/>
    </style:style>
    <style:style style:name="P3" style:family="paragraph" style:parent-style-name="Text_20_body">
      <style:text-properties officeooo:rsid="00071e4e" officeooo:paragraph-rsid="00071e4e"/>
    </style:style>
    <style:style style:name="P4" style:family="paragraph" style:parent-style-name="Text_20_body">
      <style:text-properties officeooo:rsid="00087d00" officeooo:paragraph-rsid="00087d00"/>
    </style:style>
    <style:style style:name="P5" style:family="paragraph" style:parent-style-name="Text_20_body">
      <style:text-properties fo:color="#800080" loext:opacity="100%" officeooo:rsid="00087d00" officeooo:paragraph-rsid="00087d00"/>
    </style:style>
    <style:style style:name="P6" style:family="paragraph" style:parent-style-name="Text_20_body">
      <style:text-properties officeooo:paragraph-rsid="00087d00"/>
    </style:style>
    <style:style style:name="P7" style:family="paragraph" style:parent-style-name="Text_20_body">
      <style:text-properties officeooo:paragraph-rsid="0009557d"/>
    </style:style>
    <style:style style:name="P8" style:family="paragraph" style:parent-style-name="Heading_20_2">
      <style:text-properties style:font-name="Liberation Sans" fo:font-size="16.1000003814697pt" fo:font-weight="bold" officeooo:rsid="0009557d" officeooo:paragraph-rsid="0009557d" style:font-name-asian="Microsoft YaHei" style:font-size-asian="16.1000003814697pt" style:font-weight-asian="bold" style:font-name-complex="Arial" style:font-size-complex="16.1000003814697pt" style:font-weight-complex="bold"/>
    </style:style>
    <style:style style:name="P9" style:family="paragraph" style:parent-style-name="Standard">
      <style:text-properties fo:color="#800080" loext:opacity="100%" fo:font-weight="bold" officeooo:rsid="0005ab33" officeooo:paragraph-rsid="00087d00" style:font-weight-asian="bold" style:font-weight-complex="bold"/>
    </style:style>
    <style:style style:name="P10" style:family="paragraph" style:parent-style-name="Standard" style:list-style-name="L1">
      <style:text-properties officeooo:rsid="000ad157" officeooo:paragraph-rsid="000ad157"/>
    </style:style>
    <style:style style:name="P11" style:family="paragraph" style:parent-style-name="Standard">
      <style:text-properties officeooo:rsid="000ad157" officeooo:paragraph-rsid="000ad157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fo:font-style="italic" officeooo:rsid="000ad157" officeooo:paragraph-rsid="000ad157" style:font-style-asian="italic" style:font-style-complex="italic"/>
    </style:style>
    <style:style style:name="P14" style:family="paragraph" style:parent-style-name="Standard">
      <style:text-properties fo:font-style="italic" officeooo:rsid="000ad157" officeooo:paragraph-rsid="000b54a5" style:font-style-asian="italic" style:font-style-complex="italic"/>
    </style:style>
    <style:style style:name="P15" style:family="paragraph" style:parent-style-name="Standard">
      <style:text-properties fo:font-style="italic" officeooo:rsid="000b54a5" officeooo:paragraph-rsid="000b54a5" style:font-style-asian="italic" style:font-style-complex="italic"/>
    </style:style>
    <style:style style:name="P16" style:family="paragraph" style:parent-style-name="Standard">
      <style:text-properties style:font-name="Courier New" fo:font-size="11pt" fo:language="fr" fo:country="FR" style:font-size-asian="11pt"/>
    </style:style>
    <style:style style:name="P17" style:family="paragraph" style:parent-style-name="Standard">
      <style:text-properties style:font-name="Courier New" fo:font-size="11pt" fo:language="fr" fo:country="FR" fo:font-style="italic" style:font-size-asian="11pt" style:font-style-asian="italic" style:font-style-complex="italic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12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2" style:family="paragraph">
      <loext:graphic-properties draw:fill="none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ab33"/>
    </style:style>
    <style:style style:name="T4" style:family="text">
      <style:text-properties officeooo:rsid="00071e4e"/>
    </style:style>
    <style:style style:name="T5" style:family="text">
      <style:text-properties fo:color="#800080" loext:opacity="100%"/>
    </style:style>
    <style:style style:name="T6" style:family="text">
      <style:text-properties fo:color="#800080" loext:opacity="100%" officeooo:rsid="00071e4e"/>
    </style:style>
    <style:style style:name="T7" style:family="text">
      <style:text-properties fo:color="#800080" loext:opacity="100%" fo:font-weight="bold" officeooo:rsid="0005ab33" style:font-weight-asian="bold" style:font-weight-complex="bold"/>
    </style:style>
    <style:style style:name="T8" style:family="text">
      <style:text-properties fo:color="#800080" loext:opacity="100%" fo:font-weight="bold" officeooo:rsid="00087d00" style:font-weight-asian="bold" style:font-weight-complex="bold"/>
    </style:style>
    <style:style style:name="T9" style:family="text">
      <style:text-properties fo:color="#111111" loext:opacity="100%" fo:font-weight="bold" style:font-weight-asian="bold"/>
    </style:style>
    <style:style style:name="T10" style:family="text">
      <style:text-properties fo:color="#111111" loext:opacity="100%" fo:font-weight="bold" officeooo:rsid="00087d00" style:font-weight-asian="bold"/>
    </style:style>
    <style:style style:name="T11" style:family="text">
      <style:text-properties fo:color="#111111" loext:opacity="100%" fo:font-weight="bold" officeooo:rsid="00087d00" style:font-weight-asian="bold" style:font-weight-complex="bold"/>
    </style:style>
    <style:style style:name="T12" style:family="text">
      <style:text-properties fo:color="#000000" loext:opacity="100%" style:font-name="Consolas" fo:font-size="9.5pt" style:font-size-asian="9.5pt"/>
    </style:style>
    <style:style style:name="T13" style:family="text">
      <style:text-properties officeooo:rsid="000b54a5"/>
    </style:style>
    <style:style style:name="T14" style:family="text">
      <style:text-properties style:font-name="Courier New" fo:font-size="11pt" fo:language="fr" fo:country="FR" style:font-size-asian="11pt"/>
    </style:style>
    <style:style style:name="T15" style:family="text">
      <style:text-properties style:font-name="Courier New" fo:font-size="11pt" fo:language="fr" fo:country="FR" officeooo:rsid="000b54a5" style:font-size-asian="11pt"/>
    </style:style>
    <style:style style:name="T16" style:family="text">
      <style:text-properties fo:language="fr" fo:country="FR"/>
    </style:style>
    <style:style style:name="T17" style:family="text">
      <style:text-properties fo:color="#0000ff" loext:opacity="100%" style:font-name="Consolas" fo:font-size="9.5pt" fo:language="fr" fo:country="FR" officeooo:rsid="000b54a5" style:font-size-asian="9.5pt"/>
    </style:style>
    <style:style style:name="T18" style:family="text">
      <style:text-properties fo:color="#2b91af" loext:opacity="100%" style:font-name="Consolas" fo:font-size="9.5pt" style:font-size-asian="9.5pt"/>
    </style:style>
    <style:style style:name="T19" style:family="text">
      <style:text-properties fo:color="#008000" loext:opacity="100%" style:font-name="Consolas" fo:font-size="9.5pt" style:font-size-asian="9.5pt"/>
    </style:style>
    <style:style style:name="T20" style:family="text">
      <style:text-properties fo:color="#158466" loext:opacity="100%" fo:font-weight="bold" style:font-weight-asian="bold" style:font-weight-complex="bold"/>
    </style:style>
    <style:style style:name="T21" style:family="text">
      <style:text-properties fo:color="#158466" loext:opacity="100%"/>
    </style:style>
    <style:style style:name="T22" style:family="text">
      <style:text-properties fo:color="#55308d" loext:opacity="100%"/>
    </style:style>
    <style:style style:name="T23" style:family="text">
      <style:text-properties fo:color="#000000" loext:opacity="100%" fo:font-weight="bold" style:font-weight-asian="bold" style:font-weight-complex="bold"/>
    </style:style>
    <style:style style:name="T24" style:family="text">
      <style:text-properties fo:color="#000000" loext:opacity="100%"/>
    </style:style>
    <style:style style:name="T25" style:family="text">
      <style:text-properties fo:color="#111111" loext:opacity="100%" fo:font-weight="bold" style:font-weight-asian="bold" style:font-weight-complex="bold"/>
    </style:style>
    <style:style style:name="T26" style:family="text">
      <style:text-properties fo:color="#111111" loext:opacity="100%"/>
    </style:style>
    <style:style style:name="T27" style:family="text">
      <style:text-properties fo:color="#158466" loext:opacity="100%" fo:font-size="12pt" fo:font-weight="bold" fo:background-color="#ffff00" style:font-weight-asian="bold" style:font-weight-complex="bold"/>
    </style:style>
    <style:style style:name="T28" style:family="text">
      <style:text-properties fo:color="#158466" loext:opacity="100%" fo:font-size="12pt"/>
    </style:style>
    <style:style style:name="T29" style:family="text">
      <style:text-properties fo:color="#158466" loext:opacity="100%" fo:font-size="12pt" fo:font-weight="bold" style:font-weight-asian="bold" style:font-weight-complex="bold"/>
    </style:style>
    <style:style style:name="T30" style:family="text">
      <style:text-properties fo:color="#c9211e" loext:opacity="100%" fo:font-size="12pt" fo:font-weight="bold" style:font-weight-asian="bold" style:font-weight-complex="bold"/>
    </style:style>
    <style:style style:name="T31" style:family="text">
      <style:text-properties fo:color="#c9211e" loext:opacity="100%" fo:font-size="12pt" fo:font-weight="bold" fo:background-color="#ffff00" style:font-weight-asian="bold" style:font-weight-complex="bold"/>
    </style:style>
    <style:style style:name="T32" style:family="text">
      <style:text-properties fo:color="#c9211e" loext:opacity="100%" fo:font-size="12pt"/>
    </style:style>
    <style:style style:name="T33" style:family="text">
      <style:text-properties fo:color="#c9211e" loext:opacity="100%"/>
    </style:style>
    <style:style style:name="T34" style:family="text">
      <style:text-properties fo:font-size="13pt" fo:font-weight="bold" style:font-size-asian="11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3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fill-color="#ffffff" fo:min-height="2.0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2a6099" draw:fill="none" draw:fill-color="#ffffff" fo:min-height="2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2a6099" draw:fill="none" draw:fill-color="#ffffff" fo:min-height="0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13.795cm" fo:min-width="9.8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vision sur la POO et le diagramme de classe</text:p>
      <text:p text:style-name="Text_20_body"/>
      <text:p text:style-name="P2">exemple la classe Date qui permet de manipuler des dates.</text:p>
      <text:p text:style-name="P1">Une date sera définit par 3 entiers pour le jour, mois et année.</text:p>
      <text:p text:style-name="P1"><text:span text:style-name="T1">Les services offerts </text:span>par la classe :</text:p>
      <text:p text:style-name="P1">- construire un objet Date par défaut</text:p>
      <text:p text:style-name="P1">- construire un objet Date en précisant le jour, le mois et l’année</text:p>
      <text:p text:style-name="P1">- afficher une date</text:p>
      <text:p text:style-name="P1">- obtenir le jour, mois et année</text:p>
      <text:p text:style-name="P1">- modifier une date </text:p>
      <text:h text:style-name="Heading_20_1" text:outline-level="1">Représentation UML de la classe</text:h>
      <text:p text:style-name="P1"><draw:custom-shape text:anchor-type="paragraph" draw:z-index="0" draw:name="Forme1" draw:style-name="gr5" draw:text-style-name="P22" svg:width="9.84cm" svg:height="13.796cm" svg:x="0.97cm" svg:y="0.522cm"><text:p/><draw:enhanced-geometry svg:viewBox="0 0 21600 21600" draw:type="rectangle" draw:enhanced-path="M 0 0 L 21600 0 21600 21600 0 21600 0 0 Z N"/></draw:custom-shape></text:p>
      <text:p text:style-name="P1"><draw:frame text:anchor-type="paragraph" draw:z-index="1" draw:name="Forme2" draw:style-name="gr4" draw:text-style-name="P21" svg:width="9.84cm" svg:height="0.787cm" svg:x="0.97cm" svg:y="-0.284cm"><draw:text-box><text:p text:style-name="P20"><text:span text:style-name="T34">DATE</text:span></text:p></draw:text-box></draw:frame></text:p>
      <text:p text:style-name="P1"><draw:frame text:anchor-type="paragraph" draw:z-index="5" draw:name="Forme5" draw:style-name="gr1" draw:text-style-name="P18" svg:width="9.953cm" svg:height="13.634cm" svg:x="0.97cm" svg:y="0.134cm"><draw:text-box><text:p><text:span text:style-name="T20">+</text:span><text:span text:style-name="T2">DATE</text:span> ( ) <text:span text:style-name="T21">/</text:span><text:span text:style-name="T22">/ constructeur par défaut qui initialise les données membres avec des valeurs par défauts</text:span></text:p><text:p><text:span text:style-name="T20">+</text:span><text:span text:style-name="T23">DATE</text:span><text:span text:style-name="T24"> (unJour:entier, unMois:entier, uneAnnee:entier) </text:span><text:span text:style-name="T22">//constructeur avec des paramètres qui initialise les données membres avec les valeurs des</text:span><text:span text:style-name="T21"> paramètres </text:span></text:p><text:p><text:span text:style-name="T21">+</text:span><text:span text:style-name="T25">Afficher()</text:span><text:span text:style-name="T21"> : null </text:span><text:span text:style-name="T22"><text:s/>// méthode qui affiche la date</text:span></text:p><text:p><text:span text:style-name="T21"/></text:p><text:p><text:span text:style-name="T22">// définition des accesseurs (« getteur »)</text:span></text:p><text:p><text:span text:style-name="T21">+</text:span><text:span text:style-name="T25">RetourneJour()</text:span><text:span text:style-name="T21">  <text:s text:c="3"/>: entier</text:span></text:p><text:p><text:span text:style-name="T21">+</text:span><text:span text:style-name="T25">RetourneMois()</text:span><text:span text:style-name="T21">  <text:s/>: entier</text:span></text:p><text:p><text:span text:style-name="T21">+</text:span><text:span text:style-name="T25">RetourneAnnee()</text:span><text:span text:style-name="T21"> : entier </text:span></text:p><text:p><text:span text:style-name="T22"/></text:p><text:p><text:span text:style-name="T22">// définition des « setteur »</text:span></text:p><text:p><text:span text:style-name="T26"><text:s/></text:span><text:span text:style-name="T26">+</text:span><text:span text:style-name="T25">ModifieJour</text:span><text:span text:style-name="T26">(unJour):</text:span><text:span text:style-name="T22"> null</text:span></text:p><text:p><text:span text:style-name="T22"><text:s/></text:span><text:span text:style-name="T22">+</text:span><text:span text:style-name="T25">ModifieMois</text:span><text:span text:style-name="T26">(unMois)</text:span><text:span text:style-name="T22">: null</text:span></text:p><text:p><text:span text:style-name="T22">+</text:span><text:span text:style-name="T25">ModifieAnnee</text:span><text:span text:style-name="T26">(uneAnnee)</text:span><text:span text:style-name="T22">: null</text:span></text:p><text:p><text:span text:style-name="T22"/></text:p><text:p><text:span text:style-name="T21"/></text:p><text:p><text:span text:style-name="T21"/></text:p><text:p><text:span text:style-name="T21"/></text:p><text:p><text:span text:style-name="T21"/></text:p><text:p><text:span text:style-name="T21"/></text:p><text:p><text:span text:style-name="T21"/></text:p><text:p><text:span text:style-name="T21"/></text:p><text:p><text:span text:style-name="T24"/></text:p><text:p><text:span text:style-name="T24"/></text:p><text:p><text:span text:style-name="T24"/></text:p></draw:text-box></draw:frame><text:s text:c="10"/></text:p>
      <text:p text:style-name="P1"/>
      <text:p text:style-name="P1"><draw:frame text:anchor-type="paragraph" draw:z-index="2" draw:name="Forme3" draw:style-name="gr3" draw:text-style-name="P18" svg:width="9.84cm" svg:height="2.177cm" svg:x="0.97cm" svg:y="8.834cm"><draw:text-box><text:p><text:s text:c="2"/><text:span text:style-name="T33">-</text:span> <text:span text:style-name="T2">Jour </text:span> <text:s text:c="2"/>: entier</text:p><text:p><text:s text:c="2"/><text:span text:style-name="T33">- </text:span><text:span text:style-name="T2">Mois </text:span> <text:s/>: entier</text:p><text:p><text:s/><text:span text:style-name="T33"><text:s/></text:span><text:span text:style-name="T33">-</text:span> <text:span text:style-name="T2">Annee </text:span>: entier</text:p></draw:text-box></draw:frame><draw:caption text:anchor-type="paragraph" draw:z-index="3" draw:name="Forme4" draw:style-name="gr2" draw:text-style-name="P19" svg:width="3.573cm" svg:height="2.073cm" svg:x="14.681cm" svg:y="8.56cm" draw:caption-point-x="-3.869cm" draw:caption-point-y="1.196cm"><text:p><text:span text:style-name="T31">Partie privée (-)</text:span><text:span text:style-name="T32">:</text:span></text:p><text:p><text:span text:style-name="T30">Données membres </text:span></text:p><text:p><text:span text:style-name="T30"/></text:p><text:p><text:span text:style-name="T30"/></text:p></draw:caption><draw:caption text:anchor-type="paragraph" draw:z-index="4" draw:name="Forme4_0" draw:style-name="gr2" draw:text-style-name="P19" svg:width="3.573cm" svg:height="2.073cm" svg:x="14.497cm" svg:y="2.882cm" draw:caption-point-x="-3.809cm" draw:caption-point-y="-1.668cm"><text:p><text:span text:style-name="T27">Partie publique(+)</text:span><text:span text:style-name="T28">:</text:span></text:p><text:p><text:span text:style-name="T29">méthodes membres</text:span><text:span text:style-name="T30"> </text:span></text:p><text:p><text:span text:style-name="T30"/></text:p><text:p><text:span text:style-name="T30"/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exemple d’utilisation de la classe :</text:h>
      <text:p text:style-name="Text_20_body">- <text:span text:style-name="T3">définir un objet date avec des valeurs par défaut</text:span></text:p>
      <text:p text:style-name="Text_20_body"><text:s text:c="3"/><text:span text:style-name="T6">DATE uneDate()</text:span><text:span text:style-name="T4"> : utilisation du constructeur par défaut</text:span></text:p>
      <text:p text:style-name="Text_20_body"/>
      <text:p text:style-name="Text_20_body">- <text:span text:style-name="T3">définir un objet date nommé Aujourdhui avec la date du jour</text:span></text:p>
      <text:p text:style-name="P3"><text:span text:style-name="T5">DATE <text:s/></text:span><text:span text:style-name="T7">Aujourdhui</text:span><text:span text:style-name="T5">(23,09,2022)</text:span> : utilisation du constructeur avec par</text:p>
      <text:p text:style-name="Text_20_body"/>
      <text:p text:style-name="Text_20_body">- <text:span text:style-name="T3">définir un objet nommé naissance avec votre date de naissance</text:span></text:p>
      <text:p text:style-name="P5">DATE <text:span text:style-name="T2">naissance</text:span>(5,5,2002) <text:s/>//créer un objet de type DATE qui s’appelle naissance</text:p>
      <text:p text:style-name="Text_20_body"/>
      <text:p text:style-name="Text_20_body">- <text:span text:style-name="T3">Afficher votre date de naissance</text:span></text:p>
      <text:p text:style-name="P5"><text:span text:style-name="T2">naissance</text:span>.Afficher()</text:p>
      <text:p text:style-name="P4"/>
      <text:p text:style-name="Text_20_body">- <text:span text:style-name="T3">définir une variable entière nommé age</text:span></text:p>
      <text:p text:style-name="P5">age : entier</text:p>
      <text:p text:style-name="Text_20_body"/>
      <text:p text:style-name="Text_20_body">- <text:span text:style-name="T3">Mettre dans age le résultat de l’annee actuelle moins votre annee de naissance</text:span></text:p>
      <text:p text:style-name="P6"><text:span text:style-name="T8">age= </text:span><text:span text:style-name="T7">Aujourdhui.</text:span><text:span text:style-name="T9">RetourneAnnee(</text:span><text:span text:style-name="T10">) - </text:span><text:span text:style-name="T8">naissance.</text:span><text:span text:style-name="T11">RetourneAnnee()</text:span></text:p>
      <text:p text:style-name="P9"/>
      <text:h text:style-name="P8" text:outline-level="2">Coder la classe en C++</text:h>
      <text:list xml:id="list2043615163" text:style-name="L1">
        <text:list-item>
          <text:p text:style-name="P10">Créer un projet C++</text:p>
        </text:list-item>
      </text:list>
      <text:p text:style-name="P11"/>
      <text:p text:style-name="P13">******** <text:span text:style-name="T13">date.h (définition de la classe *****</text:span></text:p>
      <text:p text:style-name="P13"><text:span text:style-name="T14">#pragma once</text:span></text:p>
      <text:p text:style-name="P12"><text:span text:style-name="T14">// Définition de la classe Date</text:span></text:p>
      <text:p text:style-name="P12"><text:span text:style-name="T14">class DATE{</text:span></text:p>
      <text:p text:style-name="P12"><text:span text:style-name="T14">public:</text:span></text:p>
      <text:p text:style-name="P12"><text:span text:style-name="T14"><text:tab/>DATE();<text:tab/>// Constructeur par défaut</text:span></text:p>
      <text:p text:style-name="P12"><text:span text:style-name="T14"><text:tab/>DATE(int unJour, int unMois, int uneAnnee); // Constructeur avec paramètres</text:span></text:p>
      <text:p text:style-name="P12"><text:span text:style-name="T14"><text:tab/>int RetourneJour();</text:span></text:p>
      <text:p text:style-name="P12"><text:span text:style-name="T14"><text:tab/>int RetourneMois();</text:span></text:p>
      <text:p text:style-name="P12"><text:span text:style-name="T14"><text:tab/>int RetourneAnnee();</text:span></text:p>
      <text:p text:style-name="P12"><text:span text:style-name="T14"><text:tab/>void Afficher();</text:span></text:p>
      <text:p text:style-name="P12"><text:span text:style-name="T14"><text:tab/>void ModifieJour(int unJour);</text:span></text:p>
      <text:p text:style-name="P12"><text:span text:style-name="T14"><text:tab/>void ModifieMois(int unMois);</text:span></text:p>
      <text:p text:style-name="P12"><text:span text:style-name="T14"><text:tab/>void ModifieAnnee(int uneAnnee);</text:span></text:p>
      <text:p text:style-name="P17"/>
      <text:p text:style-name="P12"><text:span text:style-name="T14">private:</text:span></text:p>
      <text:p text:style-name="P12"><text:span text:style-name="T14"><text:tab/>int jour;</text:span></text:p>
      <text:p text:style-name="P12"><text:span text:style-name="T14"><text:tab/>int mois;</text:span></text:p>
      <text:p text:style-name="P12"><text:soft-page-break/><text:span text:style-name="T14"><text:tab/>int annee;</text:span></text:p>
      <text:p text:style-name="P12"><text:span text:style-name="T14">};</text:span></text:p>
      <text:p text:style-name="P12"><text:span text:style-name="T14"/></text:p>
      <text:p text:style-name="P14"><text:span text:style-name="T14">******** </text:span><text:span text:style-name="T15">date.cpp (implémentation de la classe *****</text:span></text:p>
      <text:p text:style-name="P14"><text:span text:style-name="T15">#include "date.h"</text:span></text:p>
      <text:p text:style-name="Standard"><text:span text:style-name="T14">#include &lt;iostream&gt;</text:span></text:p>
      <text:p text:style-name="Standard"><text:span text:style-name="T14">using namespace std;</text:span></text:p>
      <text:p text:style-name="P16"/>
      <text:p text:style-name="Standard"><text:span text:style-name="T14">// Implémentation des méthodes de la classe date</text:span></text:p>
      <text:p text:style-name="P16"/>
      <text:p text:style-name="Standard"><text:span text:style-name="T14">DATE::DATE() {</text:span></text:p>
      <text:p text:style-name="Standard"><text:span text:style-name="T14"><text:tab/>// Initialise les données membres avec des valeurs par défaut</text:span></text:p>
      <text:p text:style-name="Standard"><text:span text:style-name="T14"><text:tab/>jour = 1;</text:span></text:p>
      <text:p text:style-name="Standard"><text:span text:style-name="T14"><text:tab/>mois = 1;</text:span></text:p>
      <text:p text:style-name="Standard"><text:span text:style-name="T14"><text:tab/>annee = 2022;</text:span></text:p>
      <text:p text:style-name="Standard"><text:span text:style-name="T14">}</text:span></text:p>
      <text:p text:style-name="P16"/>
      <text:p text:style-name="Standard"><text:span text:style-name="T14">DATE::DATE(int unJour, int unMois, int uneAnnee)</text:span></text:p>
      <text:p text:style-name="Standard"><text:span text:style-name="T14">{</text:span></text:p>
      <text:p text:style-name="Standard"><text:span text:style-name="T14"><text:tab/>jour = unJour;</text:span></text:p>
      <text:p text:style-name="Standard"><text:span text:style-name="T14"><text:tab/>mois = unMois;</text:span></text:p>
      <text:p text:style-name="Standard"><text:span text:style-name="T14"><text:tab/>annee = uneAnnee;</text:span></text:p>
      <text:p text:style-name="Standard"><text:span text:style-name="T14">}</text:span></text:p>
      <text:p text:style-name="P16"/>
      <text:p text:style-name="Standard"><text:span text:style-name="T14">int DATE::RetourneJour()</text:span></text:p>
      <text:p text:style-name="Standard"><text:span text:style-name="T14">{</text:span></text:p>
      <text:p text:style-name="Standard"><text:span text:style-name="T14"><text:tab/>return jour;</text:span></text:p>
      <text:p text:style-name="Standard"><text:span text:style-name="T14">}</text:span></text:p>
      <text:p text:style-name="P16"/>
      <text:p text:style-name="Standard"><text:span text:style-name="T14">int DATE::RetourneMois()</text:span></text:p>
      <text:p text:style-name="Standard"><text:span text:style-name="T14">{</text:span></text:p>
      <text:p text:style-name="Standard"><text:span text:style-name="T14"><text:tab/>return mois;</text:span></text:p>
      <text:p text:style-name="Standard"><text:span text:style-name="T14">}</text:span></text:p>
      <text:p text:style-name="P16"/>
      <text:p text:style-name="Standard"><text:span text:style-name="T14">int DATE::RetourneAnnee()</text:span></text:p>
      <text:p text:style-name="Standard"><text:span text:style-name="T14">{</text:span></text:p>
      <text:p text:style-name="Standard"><text:span text:style-name="T14"><text:tab/>return annee;</text:span></text:p>
      <text:p text:style-name="Standard"><text:span text:style-name="T14">}</text:span></text:p>
      <text:p text:style-name="P16"/>
      <text:p text:style-name="Standard"><text:span text:style-name="T14">void DATE::Afficher()</text:span></text:p>
      <text:p text:style-name="Standard"><text:span text:style-name="T14">{</text:span></text:p>
      <text:p text:style-name="Standard"><text:span text:style-name="T14"><text:tab/>cout &lt;&lt; jour &lt;&lt; "/" &lt;&lt; mois &lt;&lt; "/" &lt;&lt; annee &lt;&lt; endl;</text:span></text:p>
      <text:p text:style-name="Standard"><text:span text:style-name="T14">}</text:span></text:p>
      <text:p text:style-name="P16"/>
      <text:p text:style-name="Standard"><text:span text:style-name="T14">void DATE::ModifieJour(int unJour)</text:span></text:p>
      <text:p text:style-name="Standard"><text:span text:style-name="T14">{</text:span></text:p>
      <text:p text:style-name="Standard"><text:span text:style-name="T14"><text:tab/>jour = unJour;</text:span></text:p>
      <text:p text:style-name="Standard"><text:span text:style-name="T14">}</text:span></text:p>
      <text:p text:style-name="P16"/>
      <text:p text:style-name="Standard"><text:span text:style-name="T14">void DATE::ModifieMois(int unMois)</text:span></text:p>
      <text:p text:style-name="Standard"><text:span text:style-name="T14">{</text:span></text:p>
      <text:p text:style-name="Standard"><text:span text:style-name="T14"><text:tab/>mois = unMois;</text:span></text:p>
      <text:p text:style-name="Standard"><text:span text:style-name="T14">}</text:span></text:p>
      <text:p text:style-name="P16"/>
      <text:p text:style-name="Standard"><text:span text:style-name="T14">void DATE::ModifieAnnee(int uneAnnee)</text:span></text:p>
      <text:p text:style-name="Standard"><text:span text:style-name="T14">{</text:span></text:p>
      <text:p text:style-name="Standard"><text:span text:style-name="T14"><text:tab/>annee = uneAnnee;</text:span></text:p>
      <text:p text:style-name="Standard"><text:span text:style-name="T14">}</text:span></text:p>
      <text:p text:style-name="P14"><text:soft-page-break/><text:span text:style-name="T15"/></text:p>
      <text:p text:style-name="P14"><text:span text:style-name="T15">******** programme principal (utilisation de la classe *****</text:span></text:p>
      <text:p text:style-name="P14"><text:span text:style-name="T17">int</text:span><text:span text:style-name="T12"> main()</text:span></text:p>
      <text:p text:style-name="Standard"><text:span text:style-name="T12">{</text:span></text:p>
      <text:p text:style-name="Standard"><text:span text:style-name="T12"><text:s text:c="4"/></text:span><text:span text:style-name="T18">DATE</text:span><text:span text:style-name="T12"> unedate; </text:span><text:span text:style-name="T19">// Utilisation du constructeur par défaut</text:span></text:p>
      <text:p text:style-name="Standard"><text:span text:style-name="T12"><text:s text:c="4"/></text:span><text:span text:style-name="T18">DATE</text:span><text:span text:style-name="T12"> Aujourdhui(23, 9, 2022); </text:span><text:span text:style-name="T19">// <text:s/>Utilisation du constructeur avec paramètre</text:span></text:p>
      <text:p text:style-name="Standard"><text:span text:style-name="T12"><text:s text:c="4"/>Aujourdhui.Afficher();</text:span></text:p>
      <text:p text:style-name="Standard"><text:span text:style-name="T12"><text:s text:c="4"/>unedate.Afficher();</text:span></text:p>
      <text:p text:style-name="Standard"><text:span text:style-name="T12"><text:s text:c="4"/>Aujourdhui.ModifieJour(24);</text:span></text:p>
      <text:p text:style-name="Standard"><text:span text:style-name="T12"><text:s text:c="4"/>Aujourdhui.ModifieMois(02);</text:span></text:p>
      <text:p text:style-name="Standard"><text:span text:style-name="T12"><text:s text:c="4"/>Aujourdhui.ModifieAnnee(2023);</text:span></text:p>
      <text:p text:style-name="P14"><text:span text:style-name="T12"><text:s text:c="4"/>Aujourdhui.Afficher();</text:span></text:p>
      <text:p text:style-name="P13">…</text:p>
      <text:p text:style-name="P15">}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09:15:35.428000000</meta:creation-date>
    <dc:date>2022-09-26T13:40:35.180000000</dc:date>
    <meta:editing-duration>PT1H46M3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103" meta:word-count="405" meta:character-count="2653" meta:non-whitespace-character-count="2276"/>
  </office:meta>
</office:document-meta>
</file>